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7" style:family="paragraph" style:parent-style-name="Recuo_20_de_20_corpo_20_de_20_texto_20_3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29" style:family="paragraph" style:parent-style-name="Standard">
      <style:text-properties style:font-name="Arial1"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fo:background-color="transparent" style:font-size-asian="12pt" style:font-size-complex="12pt"/>
    </style:style>
    <style:style style:name="P3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Registro do Trabalho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Este documento fornece os procedimentos para registrar trabalho.</text:p>
      <text:p text:style-name="P18"/>
      <text:p text:style-name="P19">1 - Caso de Uso R.T.1 - Registrar Trabalh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Caso de uso:</text:p>
          </table:table-cell>
          <table:table-cell table:style-name="Table12.B1" office:value-type="string">
            <text:p text:style-name="P21">Registrar Trabalho</text:p>
          </table:table-cell>
        </table:table-row>
        <table:table-row>
          <table:table-cell table:style-name="Table12.A2" office:value-type="string">
            <text:p text:style-name="P22">ID:</text:p>
          </table:table-cell>
          <table:table-cell table:style-name="Table12.B2" office:value-type="string">
            <text:p text:style-name="P23">R.T.1</text:p>
          </table:table-cell>
        </table:table-row>
        <table:table-row>
          <table:table-cell table:style-name="Table12.A2" office:value-type="string">
            <text:p text:style-name="P24">Propósito:</text:p>
          </table:table-cell>
          <table:table-cell table:style-name="Table12.B2" office:value-type="string">
            <text:p text:style-name="P24">Este caso de uso tem como função registrar trabalhos dos alunos.</text:p>
          </table:table-cell>
        </table:table-row>
        <table:table-row>
          <table:table-cell table:style-name="Table12.A2" office:value-type="string">
            <text:p text:style-name="P22">Descrição:</text:p>
          </table:table-cell>
          <table:table-cell table:style-name="Table12.B2" office:value-type="string">
            <text:p text:style-name="P25">A Coordenação registra um Trabalho genérico. Este Trabalho pode ser, por exemplo, Projeto de Pesquisa, Relatório de Reuniões, Dissertações, Teses, etc. Cada Trabalho contém um tipo e a ele está associado um registro de Descrição.</text:p>
          </table:table-cell>
        </table:table-row>
        <table:table-row>
          <table:table-cell table:style-name="Table12.A2" office:value-type="string">
            <text:p text:style-name="P22">Ator(es):</text:p>
          </table:table-cell>
          <table:table-cell table:style-name="Table12.B2" office:value-type="string">
            <text:p text:style-name="P26">Coordenação</text:p>
          </table:table-cell>
        </table:table-row>
        <table:table-row>
          <table:table-cell table:style-name="Table12.A2" office:value-type="string">
            <text:p text:style-name="P22">Fluxo Principal:</text:p>
          </table:table-cell>
          <table:table-cell table:style-name="Table12.B2" office:value-type="string">
            <text:p text:style-name="P27">01 Coordenação preenche o tipo de trabalho a ser registrado; </text:p>
            <text:p text:style-name="P27">02 Coordenação preenche informações para selecionar aluno e solicita lista de Alunos;</text:p>
            <text:p text:style-name="P27">03 Sistema disponibiliza o(s) Aluno(s) de acordo com as informações;</text:p>
            <text:p text:style-name="P27">04 Coordenação seleciona o Aluno;</text:p>
            <text:p text:style-name="P27">05 Coordenação requisita a confirmação da operação;</text:p>
            <text:p text:style-name="P27">06 Sistema confirma a operação;</text:p>
            <text:p text:style-name="P27">07 Iniciar o caso de uso Registrar Descrição do Trabalho.</text:p>
          </table:table-cell>
        </table:table-row>
        <table:table-row>
          <table:table-cell table:style-name="Table12.A2" office:value-type="string">
            <text:p text:style-name="P22">Fluxo Alternativo:</text:p>
          </table:table-cell>
          <table:table-cell table:style-name="Table12.B2" office:value-type="string">
            <text:p text:style-name="P25">No item 01, o sistema exibe mensagem contendo campos obrigatórios que não foram preenchidos e aqueles contendo informações inconsistentes, o sistema sugere que sejam fornecidas e alteradas, respectivamente.</text:p>
            <text:p text:style-name="P27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5">Regras de Negócio: RN 15.1, RN 15.2, RN 4.3.</text:p>
                </table:table-cell>
              </table:table-row>
              <table:table-row>
                <table:table-cell table:style-name="Table12.B2" office:value-type="string">
                  <text:p text:style-name="P28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2">Prioridade:</text:p>
          </table:table-cell>
          <table:table-cell table:style-name="Table12.B2" office:value-type="string">
            <text:p text:style-name="P22">Alta</text:p>
          </table:table-cell>
        </table:table-row>
      </table:table>
      <text:p text:style-name="P29"/>
      <text:p text:style-name="P30"/>
      <text:p text:style-name="P19">2 - Caso de Uso R.T.2 - Registrar Descrição do Trabalh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Registrar Descrição do Trabalh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R.T.2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31">Este caso de uso tem como função registrar um resumo de trabalho.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32">A Coordenação registra uma Descrição do Trabalho que contém um resumo.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33">Coordenação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34">01 Coordenação seleciona trabalho;</text:p>
            <text:p text:style-name="P34">02 Coordenação insere arquivo;</text:p>
            <text:p text:style-name="P34">03 Coordenação requisita a confirmação da operação;</text:p>
            <text:p text:style-name="P34">04 Sistema confirma a operaçã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2" office:value-type="string">
            <text:p text:style-name="P25">Não possui fluxo alternativo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5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8">Não Funcionais: NF 01, NF 03, NF 04, NF 05, NF 06<text:tab/><text:tab/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Alta</text:p>
          </table:table-cell>
        </table:table-row>
      </table:table>
      <text:p text:style-name="P29"/>
      <text:p text:style-name="P3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LEGENDA PARA PACOTES DE REQUISITOS NÃO-FUNCIONAIS:</text:p>
      <text:p text:style-name="P36"/>
      <text:p text:style-name="P36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Registro do Trabalho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53:36</dc:date>
    <meta:print-date>2003-09-02T15:56:00</meta:print-date>
    <dc:language>pt-BR</dc:language>
    <meta:editing-cycles>119</meta:editing-cycles>
    <meta:editing-duration>PT4H41M50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1" meta:page-count="6" meta:paragraph-count="93" meta:word-count="471" meta:character-count="30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